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text-properties style:font-name="Arial" fo:font-size="13pt" style:font-size-asian="13pt" style:font-size-complex="13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Arial" fo:font-size="12pt" style:font-size-asian="12pt" style:font-size-complex="12pt"/>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master-page-name="Standard">
      <style:paragraph-properties fo:text-align="center" style:justify-single-word="false" style:page-number="auto"/>
      <style:text-properties style:font-name="Arial" fo:font-size="24pt" fo:font-weight="bold" style:font-size-asian="24pt" style:font-weight-asian="bold" style:font-size-complex="2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rainMaze Manual</text:p>
      <text:p text:style-name="P5">Version 3.0.1 - Last Updated January 18, 2012</text:p>
      <text:p text:style-name="P3"/>
      <text:p text:style-name="P6">Game Objective</text:p>
      <text:p text:style-name="P7">The overall goal of the game is to find either all the Sun Stones or all the Moon Stones for the particular Maze being solved. Since you can make your own Mazes, the exact way this is accomplished differs from Maze to Maze.</text:p>
      <text:p text:style-name="P2"/>
      <text:p text:style-name="P6">Term Definitions</text:p>
      <text:p text:style-name="P7">Rows and Columns refer to the horizontal and vertical lines of squares making up the Maze Grid. Floors are stacks of Row/Column Grids. Levels are stacks of Floors. Finally, every Maze has 2 Layers - the Ground Layer (where Grass, Tile, and other types of ground belong) and the Object Layer (where everything else belongs). Levels in a BrainMaze maze file are treated as distinct Mazes in their own right, with individual start points and finishes.</text:p>
      <text:p text:style-name="P4"/>
      <text:p text:style-name="P6">Menu Overview</text:p>
      <text:p text:style-name="P8">File</text:p>
      <text:p text:style-name="P7"><text:span text:style-name="T1">New</text:span>: Creates a new Maze with default dimensions (32 rows, 32 columns, 1 floor – these can be changed later). A new Maze always starts with 1 Level - more can be added later.</text:p>
      <text:p text:style-name="P7"><text:span text:style-name="T1">Open…</text:span>: Opens an existing Maze or Saved Game.</text:p>
      <text:p text:style-name="P7"><text:span text:style-name="T1">Open Game…</text:span><text:span text:style-name="T2">: Opens an existing Game that has been saved with the </text:span><text:span text:style-name="T1">Save Game...</text:span><text:span text:style-name="T2"> command.</text:span></text:p>
      <text:p text:style-name="P7"><text:span text:style-name="T1">Import Game…</text:span><text:span text:style-name="T2">: Opens an existing Game that has been saved with the </text:span><text:span text:style-name="T1">Export As Game...</text:span><text:span text:style-name="T2"> command.</text:span></text:p>
      <text:p text:style-name="P7"><text:span text:style-name="T1">Close</text:span>: Closes the current Mode Window (Game or Editor, not the current Maze).</text:p>
      <text:p text:style-name="P7"><text:span text:style-name="T1">Save</text:span>: Saves the current Maze, if in the Editor; saves a Saved Game file, if solving.</text:p>
      <text:p text:style-name="P7"><text:span text:style-name="T1">Save As</text:span>: Saves the current Maze or Saved Game with a new name.</text:p>
      <text:p text:style-name="P7"><text:span text:style-name="T1">Save As Game...</text:span>: Saves the current Maze as a Game. Games may not be edited.</text:p>
      <text:p text:style-name="P7"><text:span text:style-name="T1">Export As Game...</text:span>: Saves the current Maze as a Game to a location of your choosing.</text:p>
      <text:p text:style-name="P7"><text:span text:style-name="T1">Exit</text:span> (non-Mac OS X platforms only): Quits the Program. (On Mac OS X, the Quit BrainMaze command in the BrainMaze menu does the same thing.)</text:p>
      <text:p text:style-name="P8">Edit</text:p>
      <text:p text:style-name="P7"><text:span text:style-name="T1">Undo</text:span>: Undoes the most recent action. This command is available only in the Editor.</text:p>
      <text:p text:style-name="P7"><text:span text:style-name="T1">Redo</text:span>: Redoes the most recent action. This command is available only in the Editor.</text:p>
      <text:p text:style-name="P7"><text:span text:style-name="T1">Cut Level</text:span>: Copies the active Level to the internal clipboard, then removes the Level. Not available if the active Maze has only one Level in it. This command is available only in the Editor. Note that Levels cannot be cut, copied or pasted outside BrainMaze.</text:p>
      <text:p text:style-name="P7"><text:span text:style-name="T1">Copy Level</text:span>: Copies the active Level to the internal clipboard. This command is available only in the Editor. Note that Levels cannot be cut, copied or pasted outside BrainMaze.</text:p>
      <text:p text:style-name="P7"><text:soft-page-break/><text:span text:style-name="T1">Paste Level</text:span>: Pastes the clipboard contents into the active Level, overwriting whatever is there, and then redraws the Editor. This command is available only in the Editor. Note that Levels cannot be cut, copied or pasted outside BrainMaze.</text:p>
      <text:p text:style-name="P7"><text:span text:style-name="T1">Insert Level From Clipboard</text:span>: Pastes the clipboard contents into a new Level, appending it to the end of the Maze. This command is available only in the Editor. Note that Levels cannot be cut, copied or pasted outside BrainMaze.</text:p>
      <text:p text:style-name="P7"><text:span text:style-name="T1">Preferences</text:span>: Allows configuration of various Game and Editor Settings. (On Mac OS X, this command is in the BrainMaze Menu.)</text:p>
      <text:p text:style-name="P7"><text:span text:style-name="T1">Clear History</text:span>: Clears the Undo/Redo History, prompting for confirmation first. This command is available only in the Editor.</text:p>
      <text:p text:style-name="P8">Play</text:p>
      <text:p text:style-name="P7"><text:span text:style-name="T1">Play</text:span>: Allows solving the current Maze.</text:p>
      <text:p text:style-name="P7"><text:span text:style-name="T1">Edit</text:span>: Allows modifying the current Maze. Note that invoking the Editor after opening a Saved Game will cause the Saved State to be lost.</text:p>
      <text:p text:style-name="P8">Game</text:p>
      <text:p text:style-name="P7"><text:span text:style-name="T1">Show Inventory</text:span>: Shows all Items you are carrying. This command is only available while solving a Maze.</text:p>
      <text:p text:style-name="P7"><text:span text:style-name="T1">Reset Current Level</text:span>: Resets the current Level of the Maze you’re solving to its unsolved state. This is handy if you get stuck. This command is only available while solving a Maze.</text:p>
      <text:p text:style-name="P8">Editor</text:p>
      <text:p text:style-name="P7"><text:span text:style-name="T1">Go To Location…</text:span>: Prompts for a location, then moves the Editor view to be centered on that location.</text:p>
      <text:p text:style-name="P7"><text:span text:style-name="T1">Go To Destination…</text:span>: Prompts for a click on a Teleport, then moves the Editor view to be centered on its destination, and draws a destination object at that location, which vanishes as soon as the Editor is redrawn. This command only works on objects with fixed destinations, such as Teleports, Invisible Teleports, One-Shot Teleports, and Invisible One-Shot Teleports. Invoking it on an object with a variable destination, such as a set of stairs, any of the Random Teleports, a Pit, or a Springboard, will not work.</text:p>
      <text:p text:style-name="P7"><text:span text:style-name="T1">Up One Floor</text:span>, <text:span text:style-name="T1">Down One Floor</text:span>, <text:span text:style-name="T1">Up One Level</text:span>, <text:span text:style-name="T1">Down One Level, Add a Level..., Remove a Level...</text:span>: All these commands work only in the Editor, and are self-explanatory.</text:p>
      <text:p text:style-name="P7"><text:span text:style-name="T1">Resize Current Level</text:span>: Changes the size of the active Level within the active Maze. This command is available only in the Editor.</text:p>
      <text:p text:style-name="P7"><text:span text:style-name="T1">Toggle Layer</text:span>: Switches between Ground Layer and Object Layer views. This command is available only in the Editor.</text:p>
      <text:p text:style-name="P7"><text:span text:style-name="T1">Level Preferences...</text:span>: Opens the Level Preferences dialog, where settings specific to the active Level of the current Maze can be set. This command is available only in the Editor.</text:p>
      <text:p text:style-name="P7"><text:span text:style-name="T1">Maze Preferences...</text:span>: Opens the Maze Preferences dialog, where settings specific to the current Maze as a whole can be set. This command is available only in the Editor.</text:p>
      <text:p text:style-name="P7"><text:span text:style-name="T1">Set Start Point…</text:span>: Prompts for a click to set the start point, then moves the Player (if it exists) to that location. This command is available only when the Editor is active, and it is editing the Object Layer. If an attempt is made to set the start point outside the <text:soft-page-break/>bounds of the Maze, the message "Aim within the maze" will display in the Message Area, and the action will be aborted.</text:p>
      <text:p text:style-name="P8">Editor: Fill sub-menu</text:p>
      <text:p text:style-name="P7">Note: The first four of the commands in this section are available only in the Editor, can not be undone, and will clear the undo/redo history. The remaining two are available only in the Editor.</text:p>
      <text:p text:style-name="P7"><text:span text:style-name="T1">Fill Active Floor</text:span>: Fills the active Floor with the default fill chosen in the the Preferences.</text:p>
      <text:p text:style-name="P7"><text:span text:style-name="T1">Fill Active Level</text:span>: Fills the active Level with the default fill chosen in the the Preferences.</text:p>
      <text:p text:style-name="P7"><text:span text:style-name="T1">Fill Active Floor Randomly</text:span>: Fills the active Floor with randomly chosen Objects.</text:p>
      <text:p text:style-name="P7"><text:span text:style-name="T1">Fill Active Level Randomly</text:span>: Fills the active Level with randomly chosen Objects.</text:p>
      <text:p text:style-name="P7"><text:span text:style-name="T1">Fill Active Floor and Layer</text:span>: Fills the active Layer on the active Floor with the default fill chosen in the the Preferences.</text:p>
      <text:p text:style-name="P7"><text:span text:style-name="T1">Fill Active Level and Layer</text:span>: Fills the active Layer on the active Level with the default fill chosen in the the Preferences.</text:p>
      <text:p text:style-name="P7"><text:span text:style-name="T1">Fill Active Floor and Layer Randomly</text:span>: Fills the active Layer on the active Floor with randomly chosen Objects.</text:p>
      <text:p text:style-name="P7"><text:span text:style-name="T1">Fill Active Level and Layer Randomly</text:span>: Fills the active Layer on the active Level with randomly chosen Objects.</text:p>
      <text:p text:style-name="P7"><text:span text:style-name="T1">Fill Rule Sets…</text:span>: Opens the Rule Set Picker, where Rule Sets can be defined, created, destroyed, saved, and loaded. Rule Sets influence the random Maze generator.</text:p>
      <text:p text:style-name="P7"><text:span text:style-name="T1">Use Fill Rule Sets</text:span>: This setting controls whether or not Rule Sets defined are used in random Maze generation. It is checked if it is active, and its value is not saved between program runs.</text:p>
      <text:p text:style-name="P8">Help</text:p>
      <text:p text:style-name="P7"><text:span text:style-name="T1">Check for Updates...</text:span>: Checks to see if newer versions of the Game are available. Unlike the startup check, this check is NOT done in the background.</text:p>
      <text:p text:style-name="P7"><text:span text:style-name="T1">Check for Beta Updates...</text:span>: Checks to see if newer beta versions of the Game are available. Only available in beta builds. Unlike the startup check, this check is NOT done in the background.</text:p>
      <text:p text:style-name="P7"><text:span text:style-name="T1">About BrainMaze....</text:span>: Displays the Game’s About Box. (On Mac OS X, this command is in the BrainMaze Menu.)</text:p>
      <text:p text:style-name="P7"><text:span text:style-name="T1">BrainMaze Object Help</text:span>: Displays a window listing all the Objects and a short description of what each one does.</text:p>
      <text:p text:style-name="P4"/>
      <text:p text:style-name="P6">Preferences Overview</text:p>
      <text:p text:style-name="P1"><text:span text:style-name="T3">The Preferences are divided into four tabs: </text:span><text:span text:style-name="T4">Editor</text:span><text:span text:style-name="T3">, </text:span><text:span text:style-name="T4">Sound, Music, </text:span><text:span text:style-name="T3">and </text:span><text:span text:style-name="T4">Misc</text:span><text:span text:style-name="T3">. </text:span><text:span text:style-name="T4">Editor</text:span><text:span text:style-name="T3"> and </text:span><text:span text:style-name="T4">Sound</text:span><text:span text:style-name="T3"> are for Editor-related and sound-related settings, respectively. The </text:span><text:span text:style-name="T4">Music </text:span><text:span text:style-name="T3">tab controls whether or not the background music plays in various parts of the game. The </text:span><text:span text:style-name="T4">Misc.</text:span><text:span text:style-name="T3"> tab has four settings: whether or not to check for updated versions when the Game is started, whether or not to check for updated beta versions at startup (if using a release version, this setting is hidden), whether or not to operate in One Move at a Time mode, and how big the viewing window used by the Game and Editor should be.</text:span></text:p>
      <text:p text:style-name="P4"/>
      <text:p text:style-name="P6"><text:soft-page-break/>Controls in the Game</text:p>
      <text:p text:style-name="P8">Moving Around and Identifying Objects</text:p>
      <text:p text:style-name="P7">To move, use the arrow keys - Up, Down, Left, and Right. You can also use the Numeric Keypad, or the so-called "WAXD" configuration: W moves up, A moves left, D moves right, and X moves down. Additionally, diagonal movement is supported with WAXD: Q moves up and left, E moves up and right, Z moves down and left, C moves down and right. If you wish to move diagonally, the Numeric Keypad or the WAXD layout are the only ways to do this. Shift+Click an object to identify it. Its name will be displayed in the Message Area. If, for some reason, you need to make a "pass move" - that is, a do-nothing move, pressing 5 on the Numeric Keypad or the S key achieves this.</text:p>
      <text:p text:style-name="P7"/>
      <text:p text:style-name="P8">Line of Sight</text:p>
      <text:p text:style-name="P7">Only objects that are not blocked from view by walls, or that you have seen already are visible to you, if the vision mode settings are at their defaults. Keep this in mind when exploring Mazes.</text:p>
      <text:p text:style-name="P7"/>
      <text:p text:style-name="P8">Pushing and Pulling</text:p>
      <text:p text:style-name="P7">To push an Object, just move into it. It will also move, if it can. To pull an Object, hold Shift and move AWAY from it. It will follow you, if it can be pulled.</text:p>
      <text:p text:style-name="P7"/>
      <text:p text:style-name="P8">Seeing what you are carrying</text:p>
      <text:p text:style-name="P7">To see what Items (if any) you have in your possession, choose <text:span text:style-name="T1">Show Inventory</text:span> from the <text:span text:style-name="T1">Game</text:span> menu. A dialog box will appear, listing everything you can carry and what quantity you have.</text:p>
      <text:p text:style-name="P7"/>
      <text:p text:style-name="P8">Getting Help</text:p>
      <text:p text:style-name="P7">To find out what all the Objects do, choose <text:span text:style-name="T1">BrainMaze Object Help</text:span> from the <text:span text:style-name="T1">Help</text:span> menu. This will bring up a window that you can leave open while playing the game, listing each object and a short description of how it works. This manual can also be invoked in the game at any time, by choosing <text:span text:style-name="T1">BrainMaze Help</text:span> from the <text:span text:style-name="T1">Help</text:span> menu.</text:p>
      <text:p text:style-name="P2"/>
      <text:p text:style-name="P6">Controls in the Editor</text:p>
      <text:p text:style-name="P8">Moving Around and Identifying Objects</text:p>
      <text:p text:style-name="P7">To move the view around, drag the scroll bars on the left. To see more Objects to place, drag the scroll bars on the right. To change Floors and/or Levels, use the <text:span text:style-name="T1">Up One Floor</text:span>, <text:span text:style-name="T1">Up One Level</text:span>, <text:span text:style-name="T1">Down One Floor</text:span>, and <text:span text:style-name="T1">Down One Level</text:span> items in the <text:span text:style-name="T1">Edit</text:span> menu. Shift+Click an object in the maze to identify it. Its name, along with any additional properties it has and the values of those properties, will be displayed in the Message Area.</text:p>
      <text:p text:style-name="P7"/>
      <text:p text:style-name="P8">Placing Objects</text:p>
      <text:p text:style-name="P7">To place an Object, first select one in the right pane. Then, click the location in the Maze where you want the Object to go. If you need to change layers in order to place Objects, <text:soft-page-break/>this can be done via the <text:span text:style-name="T1">Toggle Layer</text:span> option in the Editor menu. You can also drag the mouse after selecting an object to “paint” it in the Maze multiple times, wherever you want it.</text:p>
      <text:p text:style-name="P7"/>
      <text:p text:style-name="P8">Modifying The Maze Dimensions</text:p>
      <text:p text:style-name="P7">Mazes can gain or lose Levels as they are edited. To add a new Level to a Maze, choose <text:span text:style-name="T1">Add a Level...</text:span> from the <text:span text:style-name="T1">Edit</text:span> menu. You will be prompted for the dimensions of the new Level. Likewise, removing Levels can be accomplished via the <text:span text:style-name="T1">Remove a Level...</text:span> item in the Edit menu. You’ll be prompted for the Level number to remove. Note that if you remove the current Level, you’ll be sent to Level 1. The active Level can be resized, too - via the <text:span text:style-name="T1">Resize Current Level…</text:span> option in the Editor menu. Note that resizing a Level affects ALL Floors of that Level.</text:p>
      <text:p text:style-name="P7"/>
      <text:p text:style-name="P8">Setting Object Properties</text:p>
      <text:p text:style-name="P7">To set the properties of an Object, if it has any, hold the Option (or Alt) key and click the Object in the Maze Pane on the left. If it has properties you can set, a dialog or a message will appear. If it has no properties, the message “<text:span text:style-name="T1">This object has no properties</text:span>” will appear in the Message Area. Most Teleports will generate a message that says “<text:span text:style-name="T1">Click to set destination</text:span>” - this is exactly like using an Item. Click the spot where you want the destination to be. If you’d like the destination to be on a Floor other than the current one, you can change Floors before clicking. Random Teleports will generate a dialog asking for the Random Row and Column radii. Pressing <text:span text:style-name="T1">Escape</text:span> will cancel setting properties.</text:p>
      <text:p text:style-name="P7"/>
      <text:p text:style-name="P8">Setting Maze and Level Preferences</text:p>
      <text:p text:style-name="P7">To set preferences for a Level, or the entire Maze, select the <text:span text:style-name="T1">Level Preferences… </text:span>or <text:span text:style-name="T1">Maze Preferences…</text:span> commands from the Editor menu, as appropriate. Levels have several settings, including wraparound, a title, messages, and vision mode. Mazes also have several settings, including the Level to start at, a title, and messages.</text:p>
      <text:p text:style-name="P7"/>
      <text:p text:style-name="P8">Defining Rule Sets</text:p>
      <text:p text:style-name="P7">Rule Sets influence how the random Maze generator generates mazes. They are managed from the Rule Set Picker. To use the Rule Set Picker, select an Object to work with from the pick list, then click the button for the action desired. Five actions are defined: Create, Destroy, Edit, Load, and Save. Load and Save operate on the entire set, while Create, Destroy, and Edit operate on individual rules. Rules can specify various restrictions on how many Objects should be generated of a specific type, and can also make the Object the Rule acts on required or not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MT" svg:font-family="ArialMT" style:font-family-generic="swiss"/>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MT" fo:font-size="12pt" fo:language="en" fo:country="US" style:font-name-asian="ArialMT" style:font-size-asian="12pt" style:language-asian="zh" style:country-asian="CN" style:font-name-complex="ArialM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dc:date>2012-01-18T19:24:57</dc:date>
    <meta:generator>LibreOffice/3.4$Unix LibreOffice_project/340m1$Build-402</meta:generator>
    <meta:editing-duration>PT29M38S</meta:editing-duration>
    <meta:editing-cycles>53</meta:editing-cycles>
    <meta:document-statistic meta:table-count="0" meta:image-count="0" meta:object-count="0" meta:page-count="5" meta:paragraph-count="85" meta:word-count="2228" meta:character-count="12586" meta:non-whitespace-character-count="10443"/>
  </office:meta>
</office:document-meta>
</file>